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397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1.311cm"/>
    </style:style>
    <style:style style:name="co12" style:family="table-column">
      <style:table-column-properties fo:break-before="auto" style:column-width="1.923cm"/>
    </style:style>
    <style:style style:name="co13" style:family="table-column">
      <style:table-column-properties fo:break-before="auto" style:column-width="2.286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8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3cm" svg:height="8.999cm" svg:x="17.669cm" svg:y="13.289cm">
            <draw:object draw:notify-on-update-of-ranges="Sheet1.B28:Sheet1.B128 Sheet1.C27:Sheet1.C27 Sheet1.C28:Sheet1.C128 Sheet1.D27:Sheet1.D27 Sheet1.D28:Sheet1.D128 Sheet1.E27:Sheet1.E27 Sheet1.E28:Sheet1.E1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091cm" svg:y="59.172cm">
            <draw:object draw:notify-on-update-of-ranges="Sheet1.B132:Sheet1.B381 Sheet1.C131:Sheet1.C131 Sheet1.C132:Sheet1.C3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6"/>
        <table:table-column table:style-name="co8" table:number-columns-repeated="3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19 + 8(n-4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 ^ 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o de 1 (ms)</text:p>
          </table:table-cell>
          <table:table-cell office:value-type="string" calcext:value-type="string">
            <text:p>tempo total (ms)</text:p>
          </table:table-cell>
          <table:table-cell office:value-type="string" calcext:value-type="string">
            <text:p>tempo humano (min)</text:p>
          </table:table-cell>
          <table:table-cell office:value-type="string" calcext:value-type="string">
            <text:p>(seg)</text:p>
          </table:table-cell>
          <table:table-cell office:value-type="string" calcext:value-type="string">
            <text:p>(real, min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table:formula="of:=[.C3]*(19+8*([.B3]-4))" office:value-type="float" office:value="-0.35" calcext:value-type="float">
            <text:p>-0,350</text:p>
          </table:table-cell>
          <table:table-cell table:formula="of:=([.D3]/1000)/60" office:value-type="float" office:value="-0.00000583333333333333" calcext:value-type="float">
            <text:p>0,00</text:p>
          </table:table-cell>
          <table:table-cell table:formula="of:=[.E3]*60" office:value-type="float" office:value="-0.00035" calcext:value-type="float">
            <text:p>-0,000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table:formula="of:=[.C4]*(19+8*([.B4]-4))" office:value-type="float" office:value="0.21" calcext:value-type="float">
            <text:p>0,210</text:p>
          </table:table-cell>
          <table:table-cell table:formula="of:=([.D4]/1000)/60" office:value-type="float" office:value="0.0000035" calcext:value-type="float">
            <text:p>0,00</text:p>
          </table:table-cell>
          <table:table-cell table:formula="of:=[.E4]*60" office:value-type="float" office:value="0.00021" calcext:value-type="float">
            <text:p>0,000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,07</text:p>
          </table:table-cell>
          <table:table-cell table:formula="of:=[.C5]*(19+8*([.B5]-4))" office:value-type="float" office:value="0.77" calcext:value-type="float">
            <text:p>0,770</text:p>
          </table:table-cell>
          <table:table-cell table:formula="of:=([.D5]/1000)/60" office:value-type="float" office:value="0.0000128333333333333" calcext:value-type="float">
            <text:p>0,00</text:p>
          </table:table-cell>
          <table:table-cell table:formula="of:=[.E5]*60" office:value-type="float" office:value="0.00077" calcext:value-type="float">
            <text:p>0,000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,07</text:p>
          </table:table-cell>
          <table:table-cell table:formula="of:=[.C6]*(19+8*([.B6]-4))" office:value-type="float" office:value="1.33" calcext:value-type="float">
            <text:p>1,330</text:p>
          </table:table-cell>
          <table:table-cell table:formula="of:=([.D6]/1000)/60" office:value-type="float" office:value="0.0000221666666666667" calcext:value-type="float">
            <text:p>0,00</text:p>
          </table:table-cell>
          <table:table-cell table:formula="of:=[.E6]*60" office:value-type="float" office:value="0.00133" calcext:value-type="float">
            <text:p>0,001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,07</text:p>
          </table:table-cell>
          <table:table-cell table:formula="of:=[.C7]*(19+8*([.B7]-4))" office:value-type="float" office:value="1.89" calcext:value-type="float">
            <text:p>1,890</text:p>
          </table:table-cell>
          <table:table-cell table:formula="of:=([.D7]/1000)/60" office:value-type="float" office:value="0.0000315" calcext:value-type="float">
            <text:p>0,00</text:p>
          </table:table-cell>
          <table:table-cell table:formula="of:=[.E7]*60" office:value-type="float" office:value="0.00189" calcext:value-type="float">
            <text:p>0,001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,07</text:p>
          </table:table-cell>
          <table:table-cell table:formula="of:=[.C8]*(19+8*([.B8]-4))" office:value-type="float" office:value="2.45" calcext:value-type="float">
            <text:p>2,450</text:p>
          </table:table-cell>
          <table:table-cell table:formula="of:=([.D8]/1000)/60" office:value-type="float" office:value="0.0000408333333333333" calcext:value-type="float">
            <text:p>0,00</text:p>
          </table:table-cell>
          <table:table-cell table:formula="of:=[.E8]*60" office:value-type="float" office:value="0.00245" calcext:value-type="float">
            <text:p>0,002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,07</text:p>
          </table:table-cell>
          <table:table-cell table:formula="of:=[.C9]*(19+8*([.B9]-4))" office:value-type="float" office:value="3.01" calcext:value-type="float">
            <text:p>3,010</text:p>
          </table:table-cell>
          <table:table-cell table:formula="of:=([.D9]/1000)/60" office:value-type="float" office:value="0.0000501666666666667" calcext:value-type="float">
            <text:p>0,00</text:p>
          </table:table-cell>
          <table:table-cell table:formula="of:=[.E9]*60" office:value-type="float" office:value="0.00301" calcext:value-type="float">
            <text:p>0,00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C10]*(19+8*([.B10]-4))" office:value-type="float" office:value="3.57" calcext:value-type="float">
            <text:p>3,570</text:p>
          </table:table-cell>
          <table:table-cell table:formula="of:=([.D10]/1000)/60" office:value-type="float" office:value="0.0000595" calcext:value-type="float">
            <text:p>0,00</text:p>
          </table:table-cell>
          <table:table-cell table:formula="of:=[.E10]*60" office:value-type="float" office:value="0.00357" calcext:value-type="float">
            <text:p>0,00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07" calcext:value-type="float">
            <text:p>0,07</text:p>
          </table:table-cell>
          <table:table-cell table:formula="of:=[.C11]*(19+8*([.B11]-4))" office:value-type="float" office:value="4.13" calcext:value-type="float">
            <text:p>4,130</text:p>
          </table:table-cell>
          <table:table-cell table:formula="of:=([.D11]/1000)/60" office:value-type="float" office:value="0.0000688333333333333" calcext:value-type="float">
            <text:p>0,00</text:p>
          </table:table-cell>
          <table:table-cell table:formula="of:=[.E11]*60" office:value-type="float" office:value="0.00413" calcext:value-type="float">
            <text:p>0,00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,07</text:p>
          </table:table-cell>
          <table:table-cell table:formula="of:=[.C12]*(19+8*([.B12]-4))" office:value-type="float" office:value="4.69" calcext:value-type="float">
            <text:p>4,690</text:p>
          </table:table-cell>
          <table:table-cell table:formula="of:=([.D12]/1000)/60" office:value-type="float" office:value="0.0000781666666666667" calcext:value-type="float">
            <text:p>0,00</text:p>
          </table:table-cell>
          <table:table-cell table:formula="of:=[.E12]*60" office:value-type="float" office:value="0.00469" calcext:value-type="float">
            <text:p>0,00469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3^3" office:value-type="float" office:value="27" calcext:value-type="float">
            <text:p>27</text:p>
          </table:table-cell>
          <table:table-cell office:value-type="float" office:value="0.07" calcext:value-type="float">
            <text:p>0,07</text:p>
          </table:table-cell>
          <table:table-cell table:formula="of:=[.C13]*(19+8*([.B13]-4))" office:value-type="float" office:value="14.21" calcext:value-type="float">
            <text:p>14,210</text:p>
          </table:table-cell>
          <table:table-cell table:formula="of:=([.D13]/1000)/60" office:value-type="float" office:value="0.000236833333333333" calcext:value-type="float">
            <text:p>0,00</text:p>
          </table:table-cell>
          <table:table-cell table:formula="of:=[.E13]*60" office:value-type="float" office:value="0.01421" calcext:value-type="float">
            <text:p>0,0142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3^5" office:value-type="float" office:value="243" calcext:value-type="float">
            <text:p>243</text:p>
          </table:table-cell>
          <table:table-cell office:value-type="float" office:value="0.07" calcext:value-type="float">
            <text:p>0,07</text:p>
          </table:table-cell>
          <table:table-cell table:formula="of:=[.C14]*(19+8*([.B14]-4))" office:value-type="float" office:value="135.17" calcext:value-type="float">
            <text:p>135,170</text:p>
          </table:table-cell>
          <table:table-cell table:formula="of:=([.D14]/1000)/60" office:value-type="float" office:value="0.00225283333333333" calcext:value-type="float">
            <text:p>0,00</text:p>
          </table:table-cell>
          <table:table-cell table:formula="of:=[.E14]*60" office:value-type="float" office:value="0.13517" calcext:value-type="float">
            <text:p>0,13517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3^7" office:value-type="float" office:value="2187" calcext:value-type="float">
            <text:p>2187</text:p>
          </table:table-cell>
          <table:table-cell office:value-type="float" office:value="0.07" calcext:value-type="float">
            <text:p>0,07</text:p>
          </table:table-cell>
          <table:table-cell table:formula="of:=[.C15]*(19+8*([.B15]-4))" office:value-type="float" office:value="1223.81" calcext:value-type="float">
            <text:p>1223,810</text:p>
          </table:table-cell>
          <table:table-cell table:formula="of:=([.D15]/1000)/60" office:value-type="float" office:value="0.0203968333333333" calcext:value-type="float">
            <text:p>0,02</text:p>
          </table:table-cell>
          <table:table-cell table:formula="of:=[.E15]*60" office:value-type="float" office:value="1.22381" calcext:value-type="float">
            <text:p>1,22381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3^10" office:value-type="float" office:value="59049" calcext:value-type="float">
            <text:p>59049</text:p>
          </table:table-cell>
          <table:table-cell office:value-type="float" office:value="0.07" calcext:value-type="float">
            <text:p>0,07</text:p>
          </table:table-cell>
          <table:table-cell table:formula="of:=[.C16]*(19+8*([.B16]-4))" office:value-type="float" office:value="33066.53" calcext:value-type="float">
            <text:p>33066,530</text:p>
          </table:table-cell>
          <table:table-cell table:formula="of:=([.D16]/1000)/60" office:value-type="float" office:value="0.551108833333333" calcext:value-type="float">
            <text:p>0,55</text:p>
          </table:table-cell>
          <table:table-cell table:formula="of:=[.E16]*60" office:value-type="float" office:value="33.06653" calcext:value-type="float">
            <text:p>33,0665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x vez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^11" office:value-type="float" office:value="177147" calcext:value-type="float">
            <text:p>177147</text:p>
          </table:table-cell>
          <table:table-cell office:value-type="float" office:value="0.07" calcext:value-type="float">
            <text:p>0,07</text:p>
          </table:table-cell>
          <table:table-cell table:formula="of:=[.C17]*(19+8*([.B17]-4))" office:value-type="float" office:value="99201.41" calcext:value-type="float">
            <text:p>99201,410</text:p>
          </table:table-cell>
          <table:table-cell table:formula="of:=([.D17]/1000)/60" office:value-type="float" office:value="1.65335683333333" calcext:value-type="float">
            <text:p>1,65</text:p>
          </table:table-cell>
          <table:table-cell table:formula="of:=[.E17]*60" office:value-type="float" office:value="99.20141" calcext:value-type="float">
            <text:p>99,20141</text:p>
          </table:table-cell>
          <table:table-cell office:value-type="float" office:value="1.5" calcext:value-type="float">
            <text:p>1,5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15 seg</text:p>
          </table:table-cell>
          <table:table-cell table:formula="of:=[.E17]/[.H17]" office:value-type="float" office:value="6.61342733333333" calcext:value-type="float">
            <text:p>6,613427333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^12" office:value-type="float" office:value="531441" calcext:value-type="float">
            <text:p>531441</text:p>
          </table:table-cell>
          <table:table-cell office:value-type="float" office:value="0.07" calcext:value-type="float">
            <text:p>0,07</text:p>
          </table:table-cell>
          <table:table-cell table:formula="of:=[.C18]*(19+8*([.B18]-4))" office:value-type="float" office:value="297606.05" calcext:value-type="float">
            <text:p>297606,050</text:p>
          </table:table-cell>
          <table:table-cell table:formula="of:=([.D18]/1000)/60" office:value-type="float" office:value="4.96010083333333" calcext:value-type="float">
            <text:p>4,96</text:p>
          </table:table-cell>
          <table:table-cell table:formula="of:=[.E18]*60" office:value-type="float" office:value="297.60605" calcext:value-type="float">
            <text:p>297,60605</text:p>
          </table:table-cell>
          <table:table-cell office:value-type="float" office:value="4.5" calcext:value-type="float">
            <text:p>4,5</text:p>
          </table:table-cell>
          <table:table-cell table:style-name="ce7" table:formula="of:=40/60" office:value-type="float" office:value="0.666666666666667" calcext:value-type="float">
            <text:p>0,67</text:p>
          </table:table-cell>
          <table:table-cell office:value-type="string" calcext:value-type="string">
            <text:p>40 seg</text:p>
          </table:table-cell>
          <table:table-cell table:formula="of:=[.E18]/[.H18]" office:value-type="float" office:value="7.44015125" calcext:value-type="float">
            <text:p>7,4401512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^15" office:value-type="float" office:value="14348907" calcext:value-type="float">
            <text:p>14348907</text:p>
          </table:table-cell>
          <table:table-cell office:value-type="float" office:value="0.07" calcext:value-type="float">
            <text:p>0,07</text:p>
          </table:table-cell>
          <table:table-cell table:formula="of:=[.C19]*(19+8*([.B19]-4))" office:value-type="float" office:value="8035387.01" calcext:value-type="float">
            <text:p>8035387,010</text:p>
          </table:table-cell>
          <table:table-cell table:formula="of:=([.D19]/1000)/60" office:value-type="float" office:value="133.923116833333" calcext:value-type="float">
            <text:p>133,92</text:p>
          </table:table-cell>
          <table:table-cell table:formula="of:=[.E19]*60" office:value-type="float" office:value="8035.38701" calcext:value-type="float">
            <text:p>8035,387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dia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3^20" office:value-type="float" office:value="3486784401" calcext:value-type="float">
            <text:p>3486784401</text:p>
          </table:table-cell>
          <table:table-cell office:value-type="float" office:value="0.07" calcext:value-type="float">
            <text:p>0,07</text:p>
          </table:table-cell>
          <table:table-cell table:formula="of:=[.C20]*(19+8*([.B20]-4))" office:value-type="float" office:value="1952599263.65" calcext:value-type="float">
            <text:p>1952599263,650</text:p>
          </table:table-cell>
          <table:table-cell table:formula="of:=([.D20]/1000)/60" office:value-type="float" office:value="32543.3210608333" calcext:value-type="float">
            <text:p>32543,32</text:p>
          </table:table-cell>
          <table:table-cell table:formula="of:=[.E20]*60" office:value-type="float" office:value="1952599.26365" calcext:value-type="float">
            <text:p>1952599,26365</text:p>
          </table:table-cell>
          <table:table-cell/>
          <table:table-cell table:formula="of:=[.E20]/60" office:value-type="float" office:value="542.388684347222" calcext:value-type="float">
            <text:p>542,3886843472</text:p>
          </table:table-cell>
          <table:table-cell table:formula="of:=[.H20]/24" office:value-type="float" office:value="22.5995285144676" calcext:value-type="float">
            <text:p>22,599528514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^[.A21]" office:value-type="float" office:value="387420489" calcext:value-type="float">
            <text:p>387420489</text:p>
          </table:table-cell>
          <table:table-cell office:value-type="float" office:value="0.07" calcext:value-type="float">
            <text:p>0,07</text:p>
          </table:table-cell>
          <table:table-cell table:formula="of:=[.C21]*(19+8*([.B21]-4))" office:value-type="float" office:value="216955472.93" calcext:value-type="float">
            <text:p>216955472,930</text:p>
          </table:table-cell>
          <table:table-cell table:formula="of:=([.D21]/1000)/60" office:value-type="float" office:value="3615.92454883333" calcext:value-type="float">
            <text:p>3615,92</text:p>
          </table:table-cell>
          <table:table-cell table:formula="of:=[.E21]*60" office:value-type="float" office:value="216955.47293" calcext:value-type="float">
            <text:p>216955,47293</text:p>
          </table:table-cell>
          <table:table-cell/>
          <table:table-cell table:formula="of:=[.E21]/60" office:value-type="float" office:value="60.2654091472222" calcext:value-type="float">
            <text:p>60,2654091472</text:p>
          </table:table-cell>
          <table:table-cell table:formula="of:=[.H21]/24" office:value-type="float" office:value="2.51105871446759" calcext:value-type="float">
            <text:p>2,5110587145</text:p>
          </table:table-cell>
          <table:table-cell/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table:style-name="ce1"/>
          <table:table-cell office:value-type="string" calcext:value-type="string">
            <text:p>Força Bruta</text:p>
          </table:table-cell>
          <table:table-cell office:value-type="string" calcext:value-type="string">
            <text:p>Guloso</text:p>
          </table:table-cell>
          <table:table-cell office:value-type="string" calcext:value-type="string">
            <text:p>DP</text:p>
          </table:table-cell>
          <table:table-cell table:number-columns-repeated="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5" calcext:value-type="float">
            <text:p>0,035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,01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,01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3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,01</text:p>
          </table:table-cell>
          <table:table-cell office:value-type="float" office:value="0.02" calcext:value-type="float">
            <text:p>0,020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,0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3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13" calcext:value-type="float">
            <text:p>0,0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,01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017" calcext:value-type="float">
            <text:p>0,0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025" calcext:value-type="float">
            <text:p>0,03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041" calcext:value-type="float">
            <text:p>0,04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75" calcext:value-type="float">
            <text:p>0,08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0.141" calcext:value-type="float">
            <text:p>0,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0.262" calcext:value-type="float">
            <text:p>0,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.517" calcext:value-type="float">
            <text:p>0,52</text:p>
          </table:table-cell>
          <table:table-cell office:value-type="float" office:value="0.026" calcext:value-type="float">
            <text:p>0,026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.037" calcext:value-type="float">
            <text:p>1,04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.47" calcext:value-type="float">
            <text:p>2,47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.624" calcext:value-type="float">
            <text:p>5,6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.513" calcext:value-type="float">
            <text:p>8,51</text:p>
          </table:table-cell>
          <table:table-cell office:value-type="float" office:value="0.028" calcext:value-type="float">
            <text:p>0,028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.302" calcext:value-type="float">
            <text:p>16,3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32.596" calcext:value-type="float">
            <text:p>32,6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65.35" calcext:value-type="float">
            <text:p>65,3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132.108" calcext:value-type="float">
            <text:p>132,11</text:p>
          </table:table-cell>
          <table:table-cell office:value-type="float" office:value="0.03" calcext:value-type="float">
            <text:p>0,030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262.697" calcext:value-type="float">
            <text:p>262,70</text:p>
          </table:table-cell>
          <table:table-cell office:value-type="float" office:value="0.03" calcext:value-type="float">
            <text:p>0,030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526.348" calcext:value-type="float">
            <text:p>526,35</text:p>
          </table:table-cell>
          <table:table-cell office:value-type="float" office:value="0.03" calcext:value-type="float">
            <text:p>0,030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1047.199" calcext:value-type="float">
            <text:p>1047,20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2083.198" calcext:value-type="float">
            <text:p>2083,20</text:p>
          </table:table-cell>
          <table:table-cell office:value-type="float" office:value="0.032" calcext:value-type="float">
            <text:p>0,032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4158.129" calcext:value-type="float">
            <text:p>4158,1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8364.816" calcext:value-type="float">
            <text:p>8364,8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6626.211" calcext:value-type="float">
            <text:p>16626,21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33229.93" calcext:value-type="float">
            <text:p>33229,9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66581.827" calcext:value-type="float">
            <text:p>66581,83</text:p>
          </table:table-cell>
          <table:table-cell office:value-type="float" office:value="0.034" calcext:value-type="float">
            <text:p>0,034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35223.254" calcext:value-type="float">
            <text:p>135223,25</text:p>
          </table:table-cell>
          <table:table-cell office:value-type="float" office:value="0.035" calcext:value-type="float">
            <text:p>0,035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.036" calcext:value-type="float">
            <text:p>0,036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.036" calcext:value-type="float">
            <text:p>0,036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.037" calcext:value-type="float">
            <text:p>0,037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0.037" calcext:value-type="float">
            <text:p>0,037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.038" calcext:value-type="float">
            <text:p>0,038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0.038" calcext:value-type="float">
            <text:p>0,038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.039" calcext:value-type="float">
            <text:p>0,039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0.04" calcext:value-type="float">
            <text:p>0,040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0.04" calcext:value-type="float">
            <text:p>0,040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.04" calcext:value-type="float">
            <text:p>0,040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0.042" calcext:value-type="float">
            <text:p>0,042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.041" calcext:value-type="float">
            <text:p>0,041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0.042" calcext:value-type="float">
            <text:p>0,042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0.042" calcext:value-type="float">
            <text:p>0,042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0.043" calcext:value-type="float">
            <text:p>0,043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.043" calcext:value-type="float">
            <text:p>0,043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044" calcext:value-type="float">
            <text:p>0,044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044" calcext:value-type="float">
            <text:p>0,044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.044" calcext:value-type="float">
            <text:p>0,044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.046" calcext:value-type="float">
            <text:p>0,046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.046" calcext:value-type="float">
            <text:p>0,046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0.046" calcext:value-type="float">
            <text:p>0,046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.046" calcext:value-type="float">
            <text:p>0,046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.048" calcext:value-type="float">
            <text:p>0,048</text:p>
          </table:table-cell>
          <table:table-cell office:value-type="float" office:value="0.014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.047" calcext:value-type="float">
            <text:p>0,047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0.048" calcext:value-type="float">
            <text:p>0,048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.05" calcext:value-type="float">
            <text:p>0,050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.05" calcext:value-type="float">
            <text:p>0,050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.051" calcext:value-type="float">
            <text:p>0,051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.051" calcext:value-type="float">
            <text:p>0,051</text:p>
          </table:table-cell>
          <table:table-cell office:value-type="float" office:value="0.014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.052" calcext:value-type="float">
            <text:p>0,052</text:p>
          </table:table-cell>
          <table:table-cell office:value-type="float" office:value="0.014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.052" calcext:value-type="float">
            <text:p>0,052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053" calcext:value-type="float">
            <text:p>0,053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.054" calcext:value-type="float">
            <text:p>0,054</text:p>
          </table:table-cell>
          <table:table-cell office:value-type="float" office:value="0.014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0.054" calcext:value-type="float">
            <text:p>0,054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.054" calcext:value-type="float">
            <text:p>0,054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0.055" calcext:value-type="float">
            <text:p>0,055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.056" calcext:value-type="float">
            <text:p>0,056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.056" calcext:value-type="float">
            <text:p>0,056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0.056" calcext:value-type="float">
            <text:p>0,056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0.056" calcext:value-type="float">
            <text:p>0,056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0.057" calcext:value-type="float">
            <text:p>0,057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018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0.059" calcext:value-type="float">
            <text:p>0,059</text:p>
          </table:table-cell>
          <table:table-cell office:value-type="float" office:value="0.018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0.06" calcext:value-type="float">
            <text:p>0,060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06" calcext:value-type="float">
            <text:p>0,060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.061" calcext:value-type="float">
            <text:p>0,061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.061" calcext:value-type="float">
            <text:p>0,061</text:p>
          </table:table-cell>
          <table:table-cell office:value-type="float" office:value="0.018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061" calcext:value-type="float">
            <text:p>0,061</text:p>
          </table:table-cell>
          <table:table-cell office:value-type="float" office:value="0.02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0.062" calcext:value-type="float">
            <text:p>0,062</text:p>
          </table:table-cell>
          <table:table-cell office:value-type="float" office:value="0.018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0.062" calcext:value-type="float">
            <text:p>0,062</text:p>
          </table:table-cell>
          <table:table-cell office:value-type="float" office:value="0.02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.063" calcext:value-type="float">
            <text:p>0,063</text:p>
          </table:table-cell>
          <table:table-cell office:value-type="float" office:value="0.021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0.064" calcext:value-type="float">
            <text:p>0,064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0.064" calcext:value-type="float">
            <text:p>0,064</text:p>
          </table:table-cell>
          <table:table-cell office:value-type="float" office:value="0.021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.065" calcext:value-type="float">
            <text:p>0,065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.022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065" calcext:value-type="float">
            <text:p>0,065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.022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.066" calcext:value-type="float">
            <text:p>0,066</text:p>
          </table:table-cell>
          <table:table-cell office:value-type="float" office:value="0.021" calcext:value-type="float">
            <text:p>0,02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Força Bruta</text:p>
          </table:table-cell>
          <table:table-cell office:value-type="string" calcext:value-type="string">
            <text:p>Guloso</text:p>
          </table:table-cell>
          <table:table-cell office:value-type="string" calcext:value-type="string">
            <text:p>DP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D132]"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style-name="ce5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8" calcext:value-type="float">
            <text:p>52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1" calcext:value-type="float">
            <text:p>53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6" calcext:value-type="float">
            <text:p>54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5" calcext:value-type="float">
            <text:p>565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float" office:value="11" calcext:value-type="float">
            <text:p>1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5" calcext:value-type="float">
            <text:p>58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8" calcext:value-type="float">
            <text:p>5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,00</text:p>
          </table:table-cell>
          <table:table-cell office:value-type="float" office:value="28" calcext:value-type="float">
            <text:p>28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9" calcext:value-type="float">
            <text:p>66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1" calcext:value-type="float">
            <text:p>67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1" calcext:value-type="float">
            <text:p>711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,00</text:p>
          </table:table-cell>
          <table:table-cell office:value-type="float" office:value="5" calcext:value-type="float">
            <text:p>5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3" calcext:value-type="float">
            <text:p>72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5" calcext:value-type="float">
            <text:p>72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7" calcext:value-type="float">
            <text:p>727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4" calcext:value-type="float">
            <text:p>7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9" calcext:value-type="float">
            <text:p>7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9" calcext:value-type="float">
            <text:p>7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9" calcext:value-type="float">
            <text:p>80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1" calcext:value-type="float">
            <text:p>831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7" calcext:value-type="float">
            <text:p>8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8" calcext:value-type="float">
            <text:p>85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1" calcext:value-type="float">
            <text:p>86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3" calcext:value-type="float">
            <text:p>8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9" calcext:value-type="float">
            <text:p>87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1" calcext:value-type="float">
            <text:p>8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8" calcext:value-type="float">
            <text:p>88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3" calcext:value-type="float">
            <text:p>9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6" calcext:value-type="float">
            <text:p>9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7" calcext:value-type="float">
            <text:p>9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9" calcext:value-type="float">
            <text:p>90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2" calcext:value-type="float">
            <text:p>91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4" calcext:value-type="float">
            <text:p>91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5" calcext:value-type="float">
            <text:p>9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5" calcext:value-type="float">
            <text:p>95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7" calcext:value-type="float">
            <text:p>95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8" calcext:value-type="float">
            <text:p>9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5" calcext:value-type="float">
            <text:p>9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7" calcext:value-type="float">
            <text:p>9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1" calcext:value-type="float">
            <text:p>97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4" calcext:value-type="float">
            <text:p>9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1" calcext:value-type="float">
            <text:p>103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5" calcext:value-type="float">
            <text:p>103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6" calcext:value-type="float">
            <text:p>103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1" calcext:value-type="float">
            <text:p>10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2" calcext:value-type="float">
            <text:p>104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4" calcext:value-type="float">
            <text:p>104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3" calcext:value-type="float">
            <text:p>105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1" calcext:value-type="float">
            <text:p>107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6" calcext:value-type="float">
            <text:p>107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9" calcext:value-type="float">
            <text:p>107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7" calcext:value-type="float">
            <text:p>10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3" calcext:value-type="float">
            <text:p>1113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5" calcext:value-type="float">
            <text:p>111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8" calcext:value-type="float">
            <text:p>11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8" calcext:value-type="float">
            <text:p>112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1" calcext:value-type="float">
            <text:p>113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4" calcext:value-type="float">
            <text:p>11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5" calcext:value-type="float">
            <text:p>11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8" calcext:value-type="float">
            <text:p>114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2" calcext:value-type="float">
            <text:p>115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4" calcext:value-type="float">
            <text:p>115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7" calcext:value-type="float">
            <text:p>11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8" calcext:value-type="float">
            <text:p>11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9" calcext:value-type="float">
            <text:p>11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0" calcext:value-type="float">
            <text:p>11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4" calcext:value-type="float">
            <text:p>117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1" calcext:value-type="float">
            <text:p>118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4" calcext:value-type="float">
            <text:p>118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5" calcext:value-type="float">
            <text:p>118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1" calcext:value-type="float">
            <text:p>119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4" calcext:value-type="float">
            <text:p>11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7" calcext:value-type="float">
            <text:p>119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8" calcext:value-type="float">
            <text:p>11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3" calcext:value-type="float">
            <text:p>120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4" calcext:value-type="float">
            <text:p>120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5" calcext:value-type="float">
            <text:p>120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6" calcext:value-type="float">
            <text:p>1206</text:p>
          </table:table-cell>
          <table:table-cell office:value-type="float" office:value="9" calcext:value-type="float">
            <text:p>9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9" calcext:value-type="float">
            <text:p>120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1" calcext:value-type="float">
            <text:p>121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2" calcext:value-type="float">
            <text:p>121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4" calcext:value-type="float">
            <text:p>121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5" calcext:value-type="float">
            <text:p>121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6" calcext:value-type="float">
            <text:p>122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7" calcext:value-type="float">
            <text:p>122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2" calcext:value-type="float">
            <text:p>123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3" calcext:value-type="float">
            <text:p>123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4" calcext:value-type="float">
            <text:p>123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8" calcext:value-type="float">
            <text:p>12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9" calcext:value-type="float">
            <text:p>123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1" calcext:value-type="float">
            <text:p>124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2" calcext:value-type="float">
            <text:p>1242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7" calcext:value-type="float">
            <text:p>124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8" calcext:value-type="float">
            <text:p>12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9" calcext:value-type="float">
            <text:p>12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4" calcext:value-type="float">
            <text:p>12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6" calcext:value-type="float">
            <text:p>125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2" calcext:value-type="float">
            <text:p>12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3" calcext:value-type="float">
            <text:p>12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4" calcext:value-type="float">
            <text:p>126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6" calcext:value-type="float">
            <text:p>126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8" calcext:value-type="float">
            <text:p>1268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9" calcext:value-type="float">
            <text:p>126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1" calcext:value-type="float">
            <text:p>127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7" calcext:value-type="float">
            <text:p>12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2" calcext:value-type="float">
            <text:p>128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3" calcext:value-type="float">
            <text:p>12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7" calcext:value-type="float">
            <text:p>128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9" calcext:value-type="float">
            <text:p>128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0" calcext:value-type="float">
            <text:p>129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1" calcext:value-type="float">
            <text:p>129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2" calcext:value-type="float">
            <text:p>12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3" calcext:value-type="float">
            <text:p>129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4" calcext:value-type="float">
            <text:p>129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5" calcext:value-type="float">
            <text:p>129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3" calcext:value-type="float">
            <text:p>13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6" calcext:value-type="float">
            <text:p>13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2" calcext:value-type="float">
            <text:p>13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3" calcext:value-type="float">
            <text:p>131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4" calcext:value-type="float">
            <text:p>131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6" calcext:value-type="float">
            <text:p>131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7" calcext:value-type="float">
            <text:p>131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8" calcext:value-type="float">
            <text:p>131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9" calcext:value-type="float">
            <text:p>131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0" calcext:value-type="float">
            <text:p>132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1" calcext:value-type="float">
            <text:p>132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2" calcext:value-type="float">
            <text:p>132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3" calcext:value-type="float">
            <text:p>132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6" calcext:value-type="float">
            <text:p>13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7" calcext:value-type="float">
            <text:p>132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0" calcext:value-type="float">
            <text:p>13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1" calcext:value-type="float">
            <text:p>133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2" calcext:value-type="float">
            <text:p>133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3" calcext:value-type="float">
            <text:p>13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4" calcext:value-type="float">
            <text:p>133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5" calcext:value-type="float">
            <text:p>13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6" calcext:value-type="float">
            <text:p>133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8" calcext:value-type="float">
            <text:p>133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2" calcext:value-type="float">
            <text:p>134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3" calcext:value-type="float">
            <text:p>134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4" calcext:value-type="float">
            <text:p>13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5" calcext:value-type="float">
            <text:p>13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6" calcext:value-type="float">
            <text:p>134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7" calcext:value-type="float">
            <text:p>134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8" calcext:value-type="float">
            <text:p>134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9" calcext:value-type="float">
            <text:p>13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2" calcext:value-type="float">
            <text:p>135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3" calcext:value-type="float">
            <text:p>135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5" calcext:value-type="float">
            <text:p>13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6" calcext:value-type="float">
            <text:p>135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7" calcext:value-type="float">
            <text:p>135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9" calcext:value-type="float">
            <text:p>135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0" calcext:value-type="float">
            <text:p>13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1" calcext:value-type="float">
            <text:p>13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2" calcext:value-type="float">
            <text:p>136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3" calcext:value-type="float">
            <text:p>13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4" calcext:value-type="float">
            <text:p>136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5" calcext:value-type="float">
            <text:p>136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6" calcext:value-type="float">
            <text:p>136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7" calcext:value-type="float">
            <text:p>136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8" calcext:value-type="float">
            <text:p>136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9" calcext:value-type="float">
            <text:p>136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1" calcext:value-type="float">
            <text:p>137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2" calcext:value-type="float">
            <text:p>137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3" calcext:value-type="float">
            <text:p>13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4" calcext:value-type="float">
            <text:p>137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5" calcext:value-type="float">
            <text:p>137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6" calcext:value-type="float">
            <text:p>137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7" calcext:value-type="float">
            <text:p>137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1" calcext:value-type="float">
            <text:p>138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2" calcext:value-type="float">
            <text:p>138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3" calcext:value-type="float">
            <text:p>138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4" calcext:value-type="float">
            <text:p>13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5" calcext:value-type="float">
            <text:p>138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6" calcext:value-type="float">
            <text:p>138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7" calcext:value-type="float">
            <text:p>13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9" calcext:value-type="float">
            <text:p>13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1" calcext:value-type="float">
            <text:p>13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2" calcext:value-type="float">
            <text:p>13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3" calcext:value-type="float">
            <text:p>13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4" calcext:value-type="float">
            <text:p>13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6" calcext:value-type="float">
            <text:p>139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8" calcext:value-type="float">
            <text:p>139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9" calcext:value-type="float">
            <text:p>13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2" calcext:value-type="float">
            <text:p>140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3" calcext:value-type="float">
            <text:p>140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4" calcext:value-type="float">
            <text:p>1404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6" calcext:value-type="float">
            <text:p>14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7" calcext:value-type="float">
            <text:p>140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8" calcext:value-type="float">
            <text:p>140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9" calcext:value-type="float">
            <text:p>140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1" calcext:value-type="float">
            <text:p>141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2" calcext:value-type="float">
            <text:p>141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3" calcext:value-type="float">
            <text:p>141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5" calcext:value-type="float">
            <text:p>141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6" calcext:value-type="float">
            <text:p>141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7" calcext:value-type="float">
            <text:p>141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9" calcext:value-type="float">
            <text:p>141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0" calcext:value-type="float">
            <text:p>142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1" calcext:value-type="float">
            <text:p>142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2" calcext:value-type="float">
            <text:p>142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4" calcext:value-type="float">
            <text:p>142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5" calcext:value-type="float">
            <text:p>142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6" calcext:value-type="float">
            <text:p>142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7" calcext:value-type="float">
            <text:p>142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8" calcext:value-type="float">
            <text:p>142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9" calcext:value-type="float">
            <text:p>14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1" calcext:value-type="float">
            <text:p>143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3" calcext:value-type="float">
            <text:p>143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4" calcext:value-type="float">
            <text:p>143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5" calcext:value-type="float">
            <text:p>143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6" calcext:value-type="float">
            <text:p>143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7" calcext:value-type="float">
            <text:p>14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8" calcext:value-type="float">
            <text:p>143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9" calcext:value-type="float">
            <text:p>143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1" calcext:value-type="float">
            <text:p>144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2" calcext:value-type="float">
            <text:p>144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3" calcext:value-type="float">
            <text:p>144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4" calcext:value-type="float">
            <text:p>144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5" calcext:value-type="float">
            <text:p>14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6" calcext:value-type="float">
            <text:p>144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7" calcext:value-type="float">
            <text:p>144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8" calcext:value-type="float">
            <text:p>144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9" calcext:value-type="float">
            <text:p>144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0" calcext:value-type="float">
            <text:p>14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1" calcext:value-type="float">
            <text:p>145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2" calcext:value-type="float">
            <text:p>145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3" calcext:value-type="float">
            <text:p>145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4" calcext:value-type="float">
            <text:p>145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5" calcext:value-type="float">
            <text:p>145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7" calcext:value-type="float">
            <text:p>145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8" calcext:value-type="float">
            <text:p>1458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7" calcext:value-type="float">
            <text:p>14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8" calcext:value-type="float">
            <text:p>14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1" calcext:value-type="float">
            <text:p>149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2" calcext:value-type="float">
            <text:p>14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5" calcext:value-type="float">
            <text:p>14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6" calcext:value-type="float">
            <text:p>14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9" calcext:value-type="float">
            <text:p>14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1" calcext:value-type="float">
            <text:p>150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3" calcext:value-type="float">
            <text:p>150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5" calcext:value-type="float">
            <text:p>15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6" calcext:value-type="float">
            <text:p>150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7" calcext:value-type="float">
            <text:p>15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8" calcext:value-type="float">
            <text:p>15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9" calcext:value-type="float">
            <text:p>150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0" calcext:value-type="float">
            <text:p>151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1" calcext:value-type="float">
            <text:p>151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2" calcext:value-type="float">
            <text:p>151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3" calcext:value-type="float">
            <text:p>1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4" calcext:value-type="float">
            <text:p>151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5" calcext:value-type="float">
            <text:p>151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6" calcext:value-type="float">
            <text:p>15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7" calcext:value-type="float">
            <text:p>151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8" calcext:value-type="float">
            <text:p>151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9" calcext:value-type="float">
            <text:p>151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0" calcext:value-type="float">
            <text:p>152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1" calcext:value-type="float">
            <text:p>1521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2" calcext:value-type="float">
            <text:p>152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3" calcext:value-type="float">
            <text:p>152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5" calcext:value-type="float">
            <text:p>152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6" calcext:value-type="float">
            <text:p>15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7" calcext:value-type="float">
            <text:p>152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8" calcext:value-type="float">
            <text:p>152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9" calcext:value-type="float">
            <text:p>152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1" calcext:value-type="float">
            <text:p>153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2" calcext:value-type="float">
            <text:p>153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3" calcext:value-type="float">
            <text:p>1533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4" calcext:value-type="float">
            <text:p>153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5" calcext:value-type="float">
            <text:p>153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6" calcext:value-type="float">
            <text:p>1536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8" calcext:value-type="float">
            <text:p>1538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9" calcext:value-type="float">
            <text:p>1539</text:p>
          </table:table-cell>
          <table:table-cell office:value-type="float" office:value="12" calcext:value-type="float">
            <text:p>1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3" calcext:value-type="float">
            <text:p>15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4" calcext:value-type="float">
            <text:p>1544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5" calcext:value-type="float">
            <text:p>15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6" calcext:value-type="float">
            <text:p>154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7" calcext:value-type="float">
            <text:p>154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8" calcext:value-type="float">
            <text:p>15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1" calcext:value-type="float">
            <text:p>15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2" calcext:value-type="float">
            <text:p>155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3" calcext:value-type="float">
            <text:p>155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4" calcext:value-type="float">
            <text:p>15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5" calcext:value-type="float">
            <text:p>15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6" calcext:value-type="float">
            <text:p>155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7" calcext:value-type="float">
            <text:p>155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8" calcext:value-type="float">
            <text:p>15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9" calcext:value-type="float">
            <text:p>15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0" calcext:value-type="float">
            <text:p>15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1" calcext:value-type="float">
            <text:p>15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2" calcext:value-type="float">
            <text:p>15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3" calcext:value-type="float">
            <text:p>156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4" calcext:value-type="float">
            <text:p>156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5" calcext:value-type="float">
            <text:p>15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8" calcext:value-type="float">
            <text:p>15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9" calcext:value-type="float">
            <text:p>15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1" calcext:value-type="float">
            <text:p>15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2" calcext:value-type="float">
            <text:p>157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3" calcext:value-type="float">
            <text:p>15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4" calcext:value-type="float">
            <text:p>15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5" calcext:value-type="float">
            <text:p>157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6" calcext:value-type="float">
            <text:p>15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7" calcext:value-type="float">
            <text:p>15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8" calcext:value-type="float">
            <text:p>157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2" calcext:value-type="float">
            <text:p>15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3" calcext:value-type="float">
            <text:p>15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4" calcext:value-type="float">
            <text:p>158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5" calcext:value-type="float">
            <text:p>15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6" calcext:value-type="float">
            <text:p>158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8" calcext:value-type="float">
            <text:p>15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2" calcext:value-type="float">
            <text:p>159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3" calcext:value-type="float">
            <text:p>159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7" calcext:value-type="float">
            <text:p>159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9" calcext:value-type="float">
            <text:p>159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2" calcext:value-type="float">
            <text:p>160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3" calcext:value-type="float">
            <text:p>16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5" calcext:value-type="float">
            <text:p>160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6" calcext:value-type="float">
            <text:p>16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7" calcext:value-type="float">
            <text:p>160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9" calcext:value-type="float">
            <text:p>160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0" calcext:value-type="float">
            <text:p>161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1" calcext:value-type="float">
            <text:p>1611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2" calcext:value-type="float">
            <text:p>161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3" calcext:value-type="float">
            <text:p>161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4" calcext:value-type="float">
            <text:p>161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5" calcext:value-type="float">
            <text:p>161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6" calcext:value-type="float">
            <text:p>16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7" calcext:value-type="float">
            <text:p>161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8" calcext:value-type="float">
            <text:p>16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9" calcext:value-type="float">
            <text:p>161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0" calcext:value-type="float">
            <text:p>162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4" calcext:value-type="float">
            <text:p>16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5" calcext:value-type="float">
            <text:p>162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6" calcext:value-type="float">
            <text:p>162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7" calcext:value-type="float">
            <text:p>162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8" calcext:value-type="float">
            <text:p>162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9" calcext:value-type="float">
            <text:p>162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0" calcext:value-type="float">
            <text:p>16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1" calcext:value-type="float">
            <text:p>163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2" calcext:value-type="float">
            <text:p>163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3" calcext:value-type="float">
            <text:p>16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5" calcext:value-type="float">
            <text:p>16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6" calcext:value-type="float">
            <text:p>163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7" calcext:value-type="float">
            <text:p>16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8" calcext:value-type="float">
            <text:p>163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9" calcext:value-type="float">
            <text:p>163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0" calcext:value-type="float">
            <text:p>164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1" calcext:value-type="float">
            <text:p>164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3" calcext:value-type="float">
            <text:p>164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4" calcext:value-type="float">
            <text:p>164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5" calcext:value-type="float">
            <text:p>164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6" calcext:value-type="float">
            <text:p>164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7" calcext:value-type="float">
            <text:p>1647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3" calcext:value-type="float">
            <text:p>165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4" calcext:value-type="float">
            <text:p>16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9" calcext:value-type="float">
            <text:p>165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5" calcext:value-type="float">
            <text:p>166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6" calcext:value-type="float">
            <text:p>166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8" calcext:value-type="float">
            <text:p>166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9" calcext:value-type="float">
            <text:p>16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0" calcext:value-type="float">
            <text:p>167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1" calcext:value-type="float">
            <text:p>167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2" calcext:value-type="float">
            <text:p>167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3" calcext:value-type="float">
            <text:p>167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4" calcext:value-type="float">
            <text:p>1674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6" calcext:value-type="float">
            <text:p>167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7" calcext:value-type="float">
            <text:p>167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8" calcext:value-type="float">
            <text:p>167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9" calcext:value-type="float">
            <text:p>167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0" calcext:value-type="float">
            <text:p>168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1" calcext:value-type="float">
            <text:p>168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2" calcext:value-type="float">
            <text:p>168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3" calcext:value-type="float">
            <text:p>168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4" calcext:value-type="float">
            <text:p>168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5" calcext:value-type="float">
            <text:p>16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6" calcext:value-type="float">
            <text:p>168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7" calcext:value-type="float">
            <text:p>16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8" calcext:value-type="float">
            <text:p>16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9" calcext:value-type="float">
            <text:p>168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0" calcext:value-type="float">
            <text:p>169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1" calcext:value-type="float">
            <text:p>169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2" calcext:value-type="float">
            <text:p>1692</text:p>
          </table:table-cell>
          <table:table-cell office:value-type="float" office:value="9" calcext:value-type="float">
            <text:p>9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3" calcext:value-type="float">
            <text:p>169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4" calcext:value-type="float">
            <text:p>169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5" calcext:value-type="float">
            <text:p>1695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6" calcext:value-type="float">
            <text:p>169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7" calcext:value-type="float">
            <text:p>169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9" calcext:value-type="float">
            <text:p>1699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1" calcext:value-type="float">
            <text:p>1701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2" calcext:value-type="float">
            <text:p>170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1" calcext:value-type="float">
            <text:p>171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2" calcext:value-type="float">
            <text:p>171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3" calcext:value-type="float">
            <text:p>171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4" calcext:value-type="float">
            <text:p>1714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5" calcext:value-type="float">
            <text:p>1715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7" calcext:value-type="float">
            <text:p>17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8" calcext:value-type="float">
            <text:p>171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9" calcext:value-type="float">
            <text:p>171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0" calcext:value-type="float">
            <text:p>172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2" calcext:value-type="float">
            <text:p>172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3" calcext:value-type="float">
            <text:p>172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4" calcext:value-type="float">
            <text:p>17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5" calcext:value-type="float">
            <text:p>172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6" calcext:value-type="float">
            <text:p>17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7" calcext:value-type="float">
            <text:p>172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8" calcext:value-type="float">
            <text:p>172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2" calcext:value-type="float">
            <text:p>173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3" calcext:value-type="float">
            <text:p>17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4" calcext:value-type="float">
            <text:p>173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5" calcext:value-type="float">
            <text:p>173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6" calcext:value-type="float">
            <text:p>173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7" calcext:value-type="float">
            <text:p>17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8" calcext:value-type="float">
            <text:p>173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9" calcext:value-type="float">
            <text:p>17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0" calcext:value-type="float">
            <text:p>17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2" calcext:value-type="float">
            <text:p>174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3" calcext:value-type="float">
            <text:p>174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4" calcext:value-type="float">
            <text:p>174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5" calcext:value-type="float">
            <text:p>17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6" calcext:value-type="float">
            <text:p>174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7" calcext:value-type="float">
            <text:p>174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8" calcext:value-type="float">
            <text:p>17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9" calcext:value-type="float">
            <text:p>17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1" calcext:value-type="float">
            <text:p>175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2" calcext:value-type="float">
            <text:p>175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3" calcext:value-type="float">
            <text:p>175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4" calcext:value-type="float">
            <text:p>175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5" calcext:value-type="float">
            <text:p>175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6" calcext:value-type="float">
            <text:p>175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7" calcext:value-type="float">
            <text:p>175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8" calcext:value-type="float">
            <text:p>17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9" calcext:value-type="float">
            <text:p>175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1" calcext:value-type="float">
            <text:p>176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2" calcext:value-type="float">
            <text:p>17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3" calcext:value-type="float">
            <text:p>17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4" calcext:value-type="float">
            <text:p>176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6" calcext:value-type="float">
            <text:p>176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7" calcext:value-type="float">
            <text:p>176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8" calcext:value-type="float">
            <text:p>17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9" calcext:value-type="float">
            <text:p>17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0" calcext:value-type="float">
            <text:p>177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1" calcext:value-type="float">
            <text:p>177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2" calcext:value-type="float">
            <text:p>177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3" calcext:value-type="float">
            <text:p>1773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4" calcext:value-type="float">
            <text:p>17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5" calcext:value-type="float">
            <text:p>177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6" calcext:value-type="float">
            <text:p>177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7" calcext:value-type="float">
            <text:p>177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8" calcext:value-type="float">
            <text:p>177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9" calcext:value-type="float">
            <text:p>17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0" calcext:value-type="float">
            <text:p>178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1" calcext:value-type="float">
            <text:p>178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2" calcext:value-type="float">
            <text:p>1782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3" calcext:value-type="float">
            <text:p>1783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4" calcext:value-type="float">
            <text:p>17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6" calcext:value-type="float">
            <text:p>17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9" calcext:value-type="float">
            <text:p>17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1" calcext:value-type="float">
            <text:p>179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3" calcext:value-type="float">
            <text:p>17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4" calcext:value-type="float">
            <text:p>17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5" calcext:value-type="float">
            <text:p>17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7" calcext:value-type="float">
            <text:p>179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8" calcext:value-type="float">
            <text:p>17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9" calcext:value-type="float">
            <text:p>17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1" calcext:value-type="float">
            <text:p>18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3" calcext:value-type="float">
            <text:p>18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4" calcext:value-type="float">
            <text:p>18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5" calcext:value-type="float">
            <text:p>18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6" calcext:value-type="float">
            <text:p>180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7" calcext:value-type="float">
            <text:p>180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9" calcext:value-type="float">
            <text:p>180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1" calcext:value-type="float">
            <text:p>181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2" calcext:value-type="float">
            <text:p>181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4" calcext:value-type="float">
            <text:p>181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6" calcext:value-type="float">
            <text:p>181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7" calcext:value-type="float">
            <text:p>18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8" calcext:value-type="float">
            <text:p>181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9" calcext:value-type="float">
            <text:p>181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2" calcext:value-type="float">
            <text:p>18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4" calcext:value-type="float">
            <text:p>182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5" calcext:value-type="float">
            <text:p>18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6" calcext:value-type="float">
            <text:p>182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8" calcext:value-type="float">
            <text:p>18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9" calcext:value-type="float">
            <text:p>18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0" calcext:value-type="float">
            <text:p>18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1" calcext:value-type="float">
            <text:p>183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2" calcext:value-type="float">
            <text:p>183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3" calcext:value-type="float">
            <text:p>183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4" calcext:value-type="float">
            <text:p>183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5" calcext:value-type="float">
            <text:p>183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6" calcext:value-type="float">
            <text:p>183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8" calcext:value-type="float">
            <text:p>183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9" calcext:value-type="float">
            <text:p>183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0" calcext:value-type="float">
            <text:p>18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1" calcext:value-type="float">
            <text:p>18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2" calcext:value-type="float">
            <text:p>184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3" calcext:value-type="float">
            <text:p>18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6" calcext:value-type="float">
            <text:p>184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7" calcext:value-type="float">
            <text:p>184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8" calcext:value-type="float">
            <text:p>184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9" calcext:value-type="float">
            <text:p>18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0" calcext:value-type="float">
            <text:p>18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1" calcext:value-type="float">
            <text:p>18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2" calcext:value-type="float">
            <text:p>185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3" calcext:value-type="float">
            <text:p>185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4" calcext:value-type="float">
            <text:p>185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5" calcext:value-type="float">
            <text:p>185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6" calcext:value-type="float">
            <text:p>185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7" calcext:value-type="float">
            <text:p>185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8" calcext:value-type="float">
            <text:p>18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9" calcext:value-type="float">
            <text:p>185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0" calcext:value-type="float">
            <text:p>186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1" calcext:value-type="float">
            <text:p>186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3" calcext:value-type="float">
            <text:p>18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4" calcext:value-type="float">
            <text:p>186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7" calcext:value-type="float">
            <text:p>186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8" calcext:value-type="float">
            <text:p>186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9" calcext:value-type="float">
            <text:p>18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0" calcext:value-type="float">
            <text:p>187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1" calcext:value-type="float">
            <text:p>187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2" calcext:value-type="float">
            <text:p>187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3" calcext:value-type="float">
            <text:p>18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4" calcext:value-type="float">
            <text:p>187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7" calcext:value-type="float">
            <text:p>18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8" calcext:value-type="float">
            <text:p>187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9" calcext:value-type="float">
            <text:p>187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0" calcext:value-type="float">
            <text:p>188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1" calcext:value-type="float">
            <text:p>1881</text:p>
          </table:table-cell>
          <table:table-cell office:value-type="float" office:value="9" calcext:value-type="float">
            <text:p>9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2" calcext:value-type="float">
            <text:p>188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4" calcext:value-type="float">
            <text:p>18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7" calcext:value-type="float">
            <text:p>188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8" calcext:value-type="float">
            <text:p>188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9" calcext:value-type="float">
            <text:p>188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1" calcext:value-type="float">
            <text:p>189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2" calcext:value-type="float">
            <text:p>18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3" calcext:value-type="float">
            <text:p>18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4" calcext:value-type="float">
            <text:p>189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5" calcext:value-type="float">
            <text:p>18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6" calcext:value-type="float">
            <text:p>189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7" calcext:value-type="float">
            <text:p>189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8" calcext:value-type="float">
            <text:p>189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9" calcext:value-type="float">
            <text:p>18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1" calcext:value-type="float">
            <text:p>190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2" calcext:value-type="float">
            <text:p>1902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3" calcext:value-type="float">
            <text:p>190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4" calcext:value-type="float">
            <text:p>190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5" calcext:value-type="float">
            <text:p>190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6" calcext:value-type="float">
            <text:p>19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8" calcext:value-type="float">
            <text:p>1908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9" calcext:value-type="float">
            <text:p>190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0" calcext:value-type="float">
            <text:p>191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1" calcext:value-type="float">
            <text:p>19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2" calcext:value-type="float">
            <text:p>19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3" calcext:value-type="float">
            <text:p>191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5" calcext:value-type="float">
            <text:p>191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6" calcext:value-type="float">
            <text:p>191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7" calcext:value-type="float">
            <text:p>191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1" calcext:value-type="float">
            <text:p>192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2" calcext:value-type="float">
            <text:p>192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5" calcext:value-type="float">
            <text:p>192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6" calcext:value-type="float">
            <text:p>192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7" calcext:value-type="float">
            <text:p>192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8" calcext:value-type="float">
            <text:p>192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9" calcext:value-type="float">
            <text:p>1929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1" calcext:value-type="float">
            <text:p>193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3" calcext:value-type="float">
            <text:p>193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4" calcext:value-type="float">
            <text:p>1934</text:p>
          </table:table-cell>
          <table:table-cell office:value-type="float" office:value="28" calcext:value-type="float">
            <text:p>2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5" calcext:value-type="float">
            <text:p>1935</text:p>
          </table:table-cell>
          <table:table-cell office:value-type="float" office:value="11" calcext:value-type="float">
            <text:p>1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6" calcext:value-type="float">
            <text:p>193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9" calcext:value-type="float">
            <text:p>193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1" calcext:value-type="float">
            <text:p>194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2" calcext:value-type="float">
            <text:p>194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4" calcext:value-type="float">
            <text:p>194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1" calcext:value-type="float">
            <text:p>195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4" calcext:value-type="float">
            <text:p>19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2" calcext:value-type="float">
            <text:p>196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5" calcext:value-type="float">
            <text:p>196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1" calcext:value-type="float">
            <text:p>1971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9" calcext:value-type="float">
            <text:p>198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,00</text:p>
          </table:table-cell>
          <table:table-cell office:value-type="float" office:value="16" calcext:value-type="float">
            <text:p>16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5" calcext:value-type="float">
            <text:p>2025</text:p>
          </table:table-cell>
          <table:table-cell office:value-type="float" office:value="12" calcext:value-type="float">
            <text:p>1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1" calcext:value-type="float">
            <text:p>203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2" calcext:value-type="float">
            <text:p>203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3" calcext:value-type="float">
            <text:p>203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4" calcext:value-type="float">
            <text:p>203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5" calcext:value-type="float">
            <text:p>20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6" calcext:value-type="float">
            <text:p>203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7" calcext:value-type="float">
            <text:p>203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8" calcext:value-type="float">
            <text:p>20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9" calcext:value-type="float">
            <text:p>203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0" calcext:value-type="float">
            <text:p>204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1" calcext:value-type="float">
            <text:p>204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2" calcext:value-type="float">
            <text:p>204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3" calcext:value-type="float">
            <text:p>2043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4" calcext:value-type="float">
            <text:p>204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5" calcext:value-type="float">
            <text:p>204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6" calcext:value-type="float">
            <text:p>204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7" calcext:value-type="float">
            <text:p>204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9" calcext:value-type="float">
            <text:p>2049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2" calcext:value-type="float">
            <text:p>205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4" calcext:value-type="float">
            <text:p>205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5" calcext:value-type="float">
            <text:p>20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6" calcext:value-type="float">
            <text:p>205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7" calcext:value-type="float">
            <text:p>205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8" calcext:value-type="float">
            <text:p>205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9" calcext:value-type="float">
            <text:p>20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0" calcext:value-type="float">
            <text:p>206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1" calcext:value-type="float">
            <text:p>20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2" calcext:value-type="float">
            <text:p>20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3" calcext:value-type="float">
            <text:p>20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4" calcext:value-type="float">
            <text:p>206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5" calcext:value-type="float">
            <text:p>206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6" calcext:value-type="float">
            <text:p>206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7" calcext:value-type="float">
            <text:p>206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8" calcext:value-type="float">
            <text:p>20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9" calcext:value-type="float">
            <text:p>20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0" calcext:value-type="float">
            <text:p>20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1" calcext:value-type="float">
            <text:p>207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2" calcext:value-type="float">
            <text:p>207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3" calcext:value-type="float">
            <text:p>20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4" calcext:value-type="float">
            <text:p>20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5" calcext:value-type="float">
            <text:p>207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6" calcext:value-type="float">
            <text:p>207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7" calcext:value-type="float">
            <text:p>20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8" calcext:value-type="float">
            <text:p>207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9" calcext:value-type="float">
            <text:p>207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1" calcext:value-type="float">
            <text:p>208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2" calcext:value-type="float">
            <text:p>208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3" calcext:value-type="float">
            <text:p>208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4" calcext:value-type="float">
            <text:p>208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5" calcext:value-type="float">
            <text:p>2085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6" calcext:value-type="float">
            <text:p>208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7" calcext:value-type="float">
            <text:p>208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8" calcext:value-type="float">
            <text:p>208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9" calcext:value-type="float">
            <text:p>208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0" calcext:value-type="float">
            <text:p>209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1" calcext:value-type="float">
            <text:p>2091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2" calcext:value-type="float">
            <text:p>209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3" calcext:value-type="float">
            <text:p>20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4" calcext:value-type="float">
            <text:p>20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5" calcext:value-type="float">
            <text:p>209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6" calcext:value-type="float">
            <text:p>209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7" calcext:value-type="float">
            <text:p>209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8" calcext:value-type="float">
            <text:p>209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9" calcext:value-type="float">
            <text:p>20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1" calcext:value-type="float">
            <text:p>210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2" calcext:value-type="float">
            <text:p>210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3" calcext:value-type="float">
            <text:p>210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4" calcext:value-type="float">
            <text:p>210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5" calcext:value-type="float">
            <text:p>210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6" calcext:value-type="float">
            <text:p>210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0" calcext:value-type="float">
            <text:p>21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1" calcext:value-type="float">
            <text:p>21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2" calcext:value-type="float">
            <text:p>211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3" calcext:value-type="float">
            <text:p>2113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4" calcext:value-type="float">
            <text:p>211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5" calcext:value-type="float">
            <text:p>211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6" calcext:value-type="float">
            <text:p>211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7" calcext:value-type="float">
            <text:p>21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8" calcext:value-type="float">
            <text:p>211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9" calcext:value-type="float">
            <text:p>211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0" calcext:value-type="float">
            <text:p>212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1" calcext:value-type="float">
            <text:p>212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2" calcext:value-type="float">
            <text:p>212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3" calcext:value-type="float">
            <text:p>212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4" calcext:value-type="float">
            <text:p>212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5" calcext:value-type="float">
            <text:p>212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6" calcext:value-type="float">
            <text:p>212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7" calcext:value-type="float">
            <text:p>2127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8" calcext:value-type="float">
            <text:p>212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9" calcext:value-type="float">
            <text:p>212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0" calcext:value-type="float">
            <text:p>213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1" calcext:value-type="float">
            <text:p>213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2" calcext:value-type="float">
            <text:p>213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3" calcext:value-type="float">
            <text:p>2133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5" calcext:value-type="float">
            <text:p>21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6" calcext:value-type="float">
            <text:p>213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7" calcext:value-type="float">
            <text:p>21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8" calcext:value-type="float">
            <text:p>21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9" calcext:value-type="float">
            <text:p>213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0" calcext:value-type="float">
            <text:p>214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1" calcext:value-type="float">
            <text:p>21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2" calcext:value-type="float">
            <text:p>214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3" calcext:value-type="float">
            <text:p>214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4" calcext:value-type="float">
            <text:p>21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5" calcext:value-type="float">
            <text:p>214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6" calcext:value-type="float">
            <text:p>214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7" calcext:value-type="float">
            <text:p>214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8" calcext:value-type="float">
            <text:p>214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9" calcext:value-type="float">
            <text:p>214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0" calcext:value-type="float">
            <text:p>215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1" calcext:value-type="float">
            <text:p>215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2" calcext:value-type="float">
            <text:p>215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3" calcext:value-type="float">
            <text:p>215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4" calcext:value-type="float">
            <text:p>215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5" calcext:value-type="float">
            <text:p>215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6" calcext:value-type="float">
            <text:p>215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7" calcext:value-type="float">
            <text:p>215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8" calcext:value-type="float">
            <text:p>215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9" calcext:value-type="float">
            <text:p>215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0" calcext:value-type="float">
            <text:p>216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2" calcext:value-type="float">
            <text:p>216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3" calcext:value-type="float">
            <text:p>216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4" calcext:value-type="float">
            <text:p>216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6" calcext:value-type="float">
            <text:p>216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7" calcext:value-type="float">
            <text:p>216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8" calcext:value-type="float">
            <text:p>216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9" calcext:value-type="float">
            <text:p>2169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0" calcext:value-type="float">
            <text:p>217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1" calcext:value-type="float">
            <text:p>217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2" calcext:value-type="float">
            <text:p>2172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3" calcext:value-type="float">
            <text:p>217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4" calcext:value-type="float">
            <text:p>217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5" calcext:value-type="float">
            <text:p>217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6" calcext:value-type="float">
            <text:p>217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7" calcext:value-type="float">
            <text:p>217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8" calcext:value-type="float">
            <text:p>2178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9" calcext:value-type="float">
            <text:p>217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0" calcext:value-type="float">
            <text:p>218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1" calcext:value-type="float">
            <text:p>2181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2" calcext:value-type="float">
            <text:p>218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3" calcext:value-type="float">
            <text:p>218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4" calcext:value-type="float">
            <text:p>2184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5" calcext:value-type="float">
            <text:p>2185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6" calcext:value-type="float">
            <text:p>2186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7" calcext:value-type="float">
            <text:p>218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 table:number-rows-repeated="104625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8" table:number-columns-repeated="1018" table:default-cell-style-name="Default"/>
        <table:table-row table:style-name="ro2">
          <table:table-cell table:number-columns-repeated="4"/>
          <table:table-cell table:style-name="Default"/>
          <table:table-cell table:style-name="ce11" table:number-columns-repeated="1019"/>
        </table:table-row>
        <table:table-row table:style-name="ro2">
          <table:table-cell table:number-columns-repeated="4"/>
          <table:table-cell table:style-name="Default"/>
          <table:table-cell table:style-name="ce14" table:number-columns-repeated="1019"/>
        </table:table-row>
        <table:table-row table:style-name="ro2" table:number-rows-repeated="6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Resultados do Algoritmo Guloso</text:p>
          </table:table-cell>
          <table:covered-table-cell table:number-columns-repeated="3" table:style-name="ce11"/>
          <table:covered-table-cell table:style-name="ce15"/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Tamanho de mensagem</text:p>
          </table:table-cell>
          <table:table-cell table:style-name="ce12" office:value-type="string" calcext:value-type="string">
            <text:p>Total de mensagens</text:p>
          </table:table-cell>
          <table:table-cell table:style-name="ce12" office:value-type="string" calcext:value-type="string">
            <text:p>Erros</text:p>
          </table:table-cell>
          <table:table-cell table:style-name="ce9" office:value-type="string" calcext:value-type="string">
            <text:p>Acertos</text:p>
          </table:table-cell>
          <table:table-cell table:style-name="ce16" office:value-type="string" calcext:value-type="string">
            <text:p>Acertos (%)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3^[.B11]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C11]-[.D11]" office:value-type="float" office:value="27" calcext:value-type="float">
            <text:p>27</text:p>
          </table:table-cell>
          <table:table-cell table:style-name="ce17" table:formula="of:=[.E11]/[.C11]" office:value-type="percentage" office:value="1" calcext:value-type="percentage">
            <text:p>100,00%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3^[.B12]" office:value-type="float" office:value="81" calcext:value-type="float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C12]-[.D12]" office:value-type="float" office:value="79" calcext:value-type="float">
            <text:p>79</text:p>
          </table:table-cell>
          <table:table-cell table:style-name="ce17" table:formula="of:=[.E12]/[.C12]" office:value-type="percentage" office:value="0.975308641975309" calcext:value-type="percentage">
            <text:p>97,53%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table:formula="of:=3^[.B13]" office:value-type="float" office:value="243" calcext:value-type="float">
            <text:p>24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C13]-[.D13]" office:value-type="float" office:value="241" calcext:value-type="float">
            <text:p>241</text:p>
          </table:table-cell>
          <table:table-cell table:style-name="ce17" table:formula="of:=[.E13]/[.C13]" office:value-type="percentage" office:value="0.991769547325103" calcext:value-type="percentage">
            <text:p>99,18%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float" office:value="6" calcext:value-type="float">
            <text:p>6</text:p>
          </table:table-cell>
          <table:table-cell table:style-name="ce10" table:formula="of:=3^[.B14]" office:value-type="float" office:value="729" calcext:value-type="float">
            <text:p>729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formula="of:=[.C14]-[.D14]" office:value-type="float" office:value="715" calcext:value-type="float">
            <text:p>715</text:p>
          </table:table-cell>
          <table:table-cell table:style-name="ce17" table:formula="of:=[.E14]/[.C14]" office:value-type="percentage" office:value="0.98079561042524" calcext:value-type="percentage">
            <text:p>98,08%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float" office:value="7" calcext:value-type="float">
            <text:p>7</text:p>
          </table:table-cell>
          <table:table-cell table:style-name="ce10" table:formula="of:=3^[.B15]" office:value-type="float" office:value="2187" calcext:value-type="float">
            <text:p>2187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C15]-[.D15]" office:value-type="float" office:value="2161" calcext:value-type="float">
            <text:p>2161</text:p>
          </table:table-cell>
          <table:table-cell table:style-name="ce17" table:formula="of:=[.E15]/[.C15]" office:value-type="percentage" office:value="0.988111568358482" calcext:value-type="percentage">
            <text:p>98,81%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float" office:value="10" calcext:value-type="float">
            <text:p>10</text:p>
          </table:table-cell>
          <table:table-cell table:style-name="ce10" table:formula="of:=3^[.B16]" office:value-type="float" office:value="59049" calcext:value-type="float">
            <text:p>59049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table:formula="of:=[.C16]-[.D16]" office:value-type="float" office:value="58433" calcext:value-type="float">
            <text:p>58433</text:p>
          </table:table-cell>
          <table:table-cell table:style-name="ce17" table:formula="of:=[.E16]/[.C16]" office:value-type="percentage" office:value="0.989567985910007" calcext:value-type="percentage">
            <text:p>98,96%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float" office:value="15" calcext:value-type="float">
            <text:p>15</text:p>
          </table:table-cell>
          <table:table-cell table:style-name="ce10" table:formula="of:=3^[.B17]" office:value-type="float" office:value="14348907" calcext:value-type="float">
            <text:p>14348907</text:p>
          </table:table-cell>
          <table:table-cell table:style-name="ce10" office:value-type="float" office:value="94045" calcext:value-type="float">
            <text:p>94045</text:p>
          </table:table-cell>
          <table:table-cell table:style-name="ce10" table:formula="of:=[.C17]-[.D17]" office:value-type="float" office:value="14254862" calcext:value-type="float">
            <text:p>14254862</text:p>
          </table:table-cell>
          <table:table-cell table:style-name="ce17" table:formula="of:=[.E17]/[.C17]" office:value-type="percentage" office:value="0.99344584225126" calcext:value-type="percentage">
            <text:p>99,34%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22:48:29.619737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1:49:12.359398548</meta:creation-date>
    <dc:date>2014-11-16T23:25:52.863074500</dc:date>
    <meta:editing-duration>PT5H41M42S</meta:editing-duration>
    <meta:editing-cycles>9</meta:editing-cycles>
    <meta:generator>LibreOffice/4.2.6.3$Linux_x86 LibreOffice_project/420m0$Build-3</meta:generator>
    <meta:document-statistic meta:table-count="2" meta:cell-count="92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0.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cm" xlink:href=".." xlink:type="simple" chart:class="chart:line" chart:style-name="ch1">
        <chart:legend chart:legend-position="end" svg:x="12.85cm" svg:y="3.703cm" style:legend-expansion="high" chart:style-name="ch2"/>
        <chart:plot-area chart:style-name="ch3" table:cell-range-address="Sheet1.B27:Sheet1.E128" chart:data-source-has-labels="both" svg:x="1.33cm" svg:y="0.855cm" svg:width="10.883cm" svg:height="6.984cm">
          <chartooo:coordinate-region svg:x="2.348cm" svg:y="1.054cm" svg:width="9.865cm" svg:height="6.586cm"/>
          <chart:axis chart:dimension="x" chart:name="primary-x" chart:style-name="ch4" chartooo:axis-type="auto">
            <chartooo:date-scale/>
            <chart:title svg:x="6.621cm" svg:y="8.019cm" chart:style-name="ch5">
              <text:p>n</text:p>
            </chart:title>
            <chart:categories table:cell-range-address="Sheet1.B28:Sheet1.B128"/>
          </chart:axis>
          <chart:axis chart:dimension="y" chart:name="primary-y" chart:style-name="ch6">
            <chart:title svg:x="0.451cm" svg:y="5.37cm" chart:style-name="ch7">
              <text:p>milisegundos</text:p>
            </chart:title>
            <chart:grid chart:style-name="ch8" chart:class="major"/>
          </chart:axis>
          <chart:series chart:style-name="ch9" chart:values-cell-range-address="Sheet1.C28:Sheet1.C128" chart:label-cell-address="Sheet1.C27:Sheet1.C27" chart:class="chart:line">
            <chart:data-point chart:repeated="101"/>
          </chart:series>
          <chart:series chart:style-name="ch10" chart:values-cell-range-address="Sheet1.D28:Sheet1.D128" chart:label-cell-address="Sheet1.D27:Sheet1.D27" chart:class="chart:line">
            <chart:data-point chart:repeated="101"/>
          </chart:series>
          <chart:series chart:style-name="ch11" chart:values-cell-range-address="Sheet1.E28:Sheet1.E128" chart:label-cell-address="Sheet1.E27:Sheet1.E27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ça Bruta</text:p>
                <draw:g>
                  <svg:desc>Sheet1.C27:Sheet1.C27</svg:desc>
                </draw:g>
              </table:table-cell>
              <table:table-cell office:value-type="string">
                <text:p>Guloso</text:p>
                <draw:g>
                  <svg:desc>Sheet1.D27:Sheet1.D27</svg:desc>
                </draw:g>
              </table:table-cell>
              <table:table-cell office:value-type="string">
                <text:p>DP</text:p>
                <draw:g>
                  <svg:desc>Sheet1.E27:Sheet1.E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8:Sheet1.B128</svg:desc>
                </draw:g>
              </table:table-cell>
              <table:table-cell office:value-type="float" office:value="0.01">
                <text:p>0.01</text:p>
                <draw:g>
                  <svg:desc>Sheet1.C28:Sheet1.C128</svg:desc>
                </draw:g>
              </table:table-cell>
              <table:table-cell office:value-type="float" office:value="0.035">
                <text:p>0.035</text:p>
                <draw:g>
                  <svg:desc>Sheet1.D28:Sheet1.D128</svg:desc>
                </draw:g>
              </table:table-cell>
              <table:table-cell office:value-type="float" office:value="0.016">
                <text:p>0.016</text:p>
                <draw:g>
                  <svg:desc>Sheet1.E28:Sheet1.E12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1">
                <text:p>0.011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7">
                <text:p>0.007</text:p>
              </table:table-cell>
              <table:table-cell office:value-type="float" office:value="0.021">
                <text:p>0.02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6">
                <text:p>0.006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8">
                <text:p>0.008</text:p>
              </table:table-cell>
              <table:table-cell office:value-type="float" office:value="0.022">
                <text:p>0.02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22">
                <text:p>0.02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41">
                <text:p>0.041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5">
                <text:p>0.075</text:p>
              </table:table-cell>
              <table:table-cell office:value-type="float" office:value="0.024">
                <text:p>0.02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41">
                <text:p>0.141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62">
                <text:p>0.262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17">
                <text:p>0.517</text:p>
              </table:table-cell>
              <table:table-cell office:value-type="float" office:value="0.026">
                <text:p>0.02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037">
                <text:p>1.037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47">
                <text:p>2.47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624">
                <text:p>5.624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.513">
                <text:p>8.513</text:p>
              </table:table-cell>
              <table:table-cell office:value-type="float" office:value="0.028">
                <text:p>0.02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302">
                <text:p>16.302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.596">
                <text:p>32.596</text:p>
              </table:table-cell>
              <table:table-cell office:value-type="float" office:value="0.029">
                <text:p>0.02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.35">
                <text:p>65.35</text:p>
              </table:table-cell>
              <table:table-cell office:value-type="float" office:value="0.029">
                <text:p>0.02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2.108">
                <text:p>132.108</text:p>
              </table:table-cell>
              <table:table-cell office:value-type="float" office:value="0.03">
                <text:p>0.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62.697">
                <text:p>262.697</text:p>
              </table:table-cell>
              <table:table-cell office:value-type="float" office:value="0.03">
                <text:p>0.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26.348">
                <text:p>526.348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47.199">
                <text:p>1047.199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83.198">
                <text:p>2083.198</text:p>
              </table:table-cell>
              <table:table-cell office:value-type="float" office:value="0.032">
                <text:p>0.03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158.129">
                <text:p>4158.129</text:p>
              </table:table-cell>
              <table:table-cell office:value-type="float" office:value="0.032">
                <text:p>0.03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364.816">
                <text:p>8364.816</text:p>
              </table:table-cell>
              <table:table-cell office:value-type="float" office:value="0.033">
                <text:p>0.03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626.211">
                <text:p>16626.211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229.93">
                <text:p>33229.93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6581.827">
                <text:p>66581.827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5223.254">
                <text:p>135223.254</text:p>
              </table:table-cell>
              <table:table-cell office:value-type="float" office:value="0.035">
                <text:p>0.03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36">
                <text:p>0.03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6">
                <text:p>0.03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7">
                <text:p>0.03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7">
                <text:p>0.03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1">
                <text:p>0.0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9">
                <text:p>0.0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9">
                <text:p>0.0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9">
                <text:p>0.04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9">
                <text:p>0.0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3">
                <text:p>0.05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4">
                <text:p>0.05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4">
                <text:p>0.05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4">
                <text:p>0.05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7">
                <text:p>0.05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59">
                <text:p>0.05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2">
                <text:p>0.06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2">
                <text:p>0.0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7">
                <text:p>0.06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6">
                <text:p>0.066</text:p>
              </table:table-cell>
              <table:table-cell office:value-type="float" office:value="0.021">
                <text:p>0.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131:Sheet1.C381" chart:data-source-has-labels="both" svg:x="1.331cm" svg:y="0.855cm" svg:width="14.029cm" svg:height="6.984cm">
          <chartooo:coordinate-region svg:x="2.429cm" svg:y="1.054cm" svg:width="12.931cm" svg:height="5.861cm"/>
          <chart:axis chart:dimension="x" chart:name="primary-x" chart:style-name="ch3" chartooo:axis-type="auto">
            <chartooo:date-scale/>
            <chart:title svg:x="8.195cm" svg:y="8.019cm" chart:style-name="ch4">
              <text:p>n</text:p>
            </chart:title>
            <chart:categories table:cell-range-address="Sheet1.B132:Sheet1.B381"/>
          </chart:axis>
          <chart:axis chart:dimension="y" chart:name="primary-y" chart:style-name="ch5">
            <chart:title svg:x="0.451cm" svg:y="5.516cm" chart:style-name="ch6">
              <text:p>microsegundos</text:p>
            </chart:title>
            <chart:grid chart:style-name="ch7" chart:class="major"/>
          </chart:axis>
          <chart:series chart:style-name="ch8" chart:values-cell-range-address="Sheet1.C132:Sheet1.C381" chart:label-cell-address="Sheet1.C131:Sheet1.C131" chart:class="chart:line"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ça Bruta</text:p>
                <draw:g>
                  <svg:desc>Sheet1.C131:Sheet1.C1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32:Sheet1.B381</svg:desc>
                </draw:g>
              </table:table-cell>
              <table:table-cell office:value-type="float" office:value="3">
                <text:p>3</text:p>
                <draw:g>
                  <svg:desc>Sheet1.C132:Sheet1.C3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